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co1" style:family="table-column">
      <style:table-column-properties fo:break-before="auto" style:column-width="4.46mm"/>
    </style:style>
    <style:style style:name="co2" style:family="table-column">
      <style:table-column-properties fo:break-before="auto" style:column-width="9.91mm"/>
    </style:style>
    <style:style style:name="co3" style:family="table-column">
      <style:table-column-properties fo:break-before="auto" style:column-width="94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titled1" style:base-cell-address="8x8.A1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Inconsolata" fo:font-size="12pt" style:font-size-asian="12pt" style:font-size-complex="12pt"/>
    </style:style>
  </office:automatic-styles>
  <office:body>
    <office:spreadsheet>
      <table:calculation-settings table:automatic-find-labels="false"/>
      <table:table table:name="8x8" table:style-name="ta1">
        <table:table-column table:style-name="co1" table:number-columns-repeated="8" table:default-cell-style-name="ce1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1*[.H1]+2*[.G1]+4*[.F1]+8*[.E1]+16*[.D1]+32*[.C1]+64*[.B1]+128*[.A1]" office:value-type="float" office:value="24" calcext:value-type="float">
            <text:p>24</text:p>
          </table:table-cell>
          <table:table-cell table:style-name="ce2" table:formula="of:=BASE([.I1]; 16;2)" office:value-type="string" office:string-value="18" calcext:value-type="string">
            <text:p>18</text:p>
          </table:table-cell>
          <table:table-cell table:style-name="ce4" table:formula="of:=COM.MICROSOFT.CONCAT(&quot;0x&quot;;[.J1];&quot;,&quot;;&quot;0x&quot;;[.J2];&quot;,&quot;;&quot;0x&quot;;[.J3];&quot;,&quot;;&quot;0x&quot;;[.J4];&quot;,&quot;;&quot;0x&quot;;[.J5];&quot;,&quot;;&quot;0x&quot;;[.J6];&quot;,&quot;;&quot;0x&quot;;[.J7];&quot;,&quot;;&quot;0x&quot;;[.J8])" office:value-type="string" office:string-value="0x18,0x3C,0x7E,0x7E,0x7E,0xFF,0xFF,0x18" calcext:value-type="string" table:number-columns-spanned="1" table:number-rows-spanned="8">
            <text:p>0x18,0x3C,0x7E,0x7E,0x7E,0xFF,0xFF,0x18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1*[.H2]+2*[.G2]+4*[.F2]+8*[.E2]+16*[.D2]+32*[.C2]+64*[.B2]+128*[.A2]" office:value-type="float" office:value="60" calcext:value-type="float">
            <text:p>60</text:p>
          </table:table-cell>
          <table:table-cell table:formula="of:=BASE([.I2]; 16;2)" office:value-type="string" office:string-value="3C" calcext:value-type="string">
            <text:p>3C</text:p>
          </table:table-cell>
          <table:covered-table-cell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table:formula="of:=1*[.H3]+2*[.G3]+4*[.F3]+8*[.E3]+16*[.D3]+32*[.C3]+64*[.B3]+128*[.A3]" office:value-type="float" office:value="126" calcext:value-type="float">
            <text:p>126</text:p>
          </table:table-cell>
          <table:table-cell table:formula="of:=BASE([.I3]; 16;2)" office:value-type="string" office:string-value="7E" calcext:value-type="string">
            <text:p>7E</text:p>
          </table:table-cell>
          <table:covered-table-cell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table:formula="of:=1*[.H4]+2*[.G4]+4*[.F4]+8*[.E4]+16*[.D4]+32*[.C4]+64*[.B4]+128*[.A4]" office:value-type="float" office:value="126" calcext:value-type="float">
            <text:p>126</text:p>
          </table:table-cell>
          <table:table-cell table:formula="of:=BASE([.I4]; 16;2)" office:value-type="string" office:string-value="7E" calcext:value-type="string">
            <text:p>7E</text:p>
          </table:table-cell>
          <table:covered-table-cell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table:formula="of:=1*[.H5]+2*[.G5]+4*[.F5]+8*[.E5]+16*[.D5]+32*[.C5]+64*[.B5]+128*[.A5]" office:value-type="float" office:value="126" calcext:value-type="float">
            <text:p>126</text:p>
          </table:table-cell>
          <table:table-cell table:formula="of:=BASE([.I5]; 16;2)" office:value-type="string" office:string-value="7E" calcext:value-type="string">
            <text:p>7E</text:p>
          </table:table-cell>
          <table:covered-table-cell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formula="of:=1*[.H6]+2*[.G6]+4*[.F6]+8*[.E6]+16*[.D6]+32*[.C6]+64*[.B6]+128*[.A6]" office:value-type="float" office:value="255" calcext:value-type="float">
            <text:p>255</text:p>
          </table:table-cell>
          <table:table-cell table:formula="of:=BASE([.I6]; 16;2)" office:value-type="string" office:string-value="FF" calcext:value-type="string">
            <text:p>FF</text:p>
          </table:table-cell>
          <table:covered-table-cell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formula="of:=1*[.H7]+2*[.G7]+4*[.F7]+8*[.E7]+16*[.D7]+32*[.C7]+64*[.B7]+128*[.A7]" office:value-type="float" office:value="255" calcext:value-type="float">
            <text:p>255</text:p>
          </table:table-cell>
          <table:table-cell table:formula="of:=BASE([.I7]; 16;2)" office:value-type="string" office:string-value="FF" calcext:value-type="string">
            <text:p>FF</text:p>
          </table:table-cell>
          <table:covered-table-cell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1*[.H8]+2*[.G8]+4*[.F8]+8*[.E8]+16*[.D8]+32*[.C8]+64*[.B8]+128*[.A8]" office:value-type="float" office:value="24" calcext:value-type="float">
            <text:p>24</text:p>
          </table:table-cell>
          <table:table-cell table:formula="of:=BASE([.I8]; 16;2)" office:value-type="string" office:string-value="18" calcext:value-type="string">
            <text:p>18</text:p>
          </table:table-cell>
          <table:covered-table-cell/>
        </table:table-row>
        <calcext:conditional-formats>
          <calcext:conditional-format calcext:target-range-address="8x8.A1:8x8.H8">
            <calcext:condition calcext:apply-style-name="Untitled1" calcext:value="=1" calcext:base-cell-address="8x8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mo" fo:language="en" fo:country="US" style:font-name-asian="DejaVu Sans" style:language-asian="zh" style:country-asian="CN" style:font-name-complex="Ek Mukt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000000" style:diagonal-bl-tr="none" style:diagonal-tl-br="none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6:27:08.908305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5T22:54:13.608234039</meta:creation-date>
    <dc:date>2020-10-02T16:27:24.074766122</dc:date>
    <meta:editing-duration>P2DT16H24M6S</meta:editing-duration>
    <meta:editing-cycles>76</meta:editing-cycles>
    <meta:generator>LibreOffice/7.0.1.2$Linux_X86_64 LibreOffice_project/00$Build-2</meta:generator>
    <meta:document-statistic meta:table-count="1" meta:cell-count="59" meta:object-count="0"/>
  </office:meta>
</office:document-meta>
</file>